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3054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Фильтрация сигнала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1">Cи</text:span> 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2" draw:name="Графический объект2" text:anchor-type="as-char" svg:width="2.671cm" svg:height="2.2cm" draw:z-index="1"><draw:image xlink:href="../images/3054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Выполняет численную фильтрацию, с использованием блока «Дискретная апериодика 1-го порядка».</text:p>
            <text:p text:style-name="P2">Блок представляет собой субмодель (сборку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P2"><text:span text:style-name="T6">Алгоритм работы блока </text:span><text:span text:style-name="T2">реализует численную фильтрацию входного сигнала.</text:span></text:p>
            <text:p text:style-name="P2"><text:span text:style-name="T4">Свойства</text:span>:</text:p>
            <text:list xml:id="list5668662988652463728" text:style-name="L1">
              <text:list-item>
                <text:p text:style-name="P6"><text:span text:style-name="T1">Постоянная демпфирования</text:span> — параметр, задающий постоянную времени для апериодики 1-го порядка и определяющая степень «сглаживания» или фильтрации входного сигнала.</text:p>
              </text:list-item>
              <text:list-item>
                <text:p text:style-name="P6">Число <text:span text:style-name="T1">переменных</text:span> — число переменных во входном векторе.</text:p>
              </text:list-item>
            </text:list>
            <text:p text:style-name="P2"><text:span text:style-name="T4">Сигналы блока</text:span>:</text:p>
            <text:p text:style-name="P2"><draw:frame draw:style-name="fr3" draw:name="Графический объект3" text:anchor-type="paragraph" svg:width="7.879cm" svg:height="1.96cm" draw:z-index="2"><draw:image xlink:href="../images/3054_signals.png" xlink:type="simple" xlink:show="embed" xlink:actuate="onLoad"/></draw:frame><text:span text:style-name="T4">Входные сигналы</text:span>:</text:p>
            <text:list xml:id="list5912924351189183998" text:style-name="L2">
              <text:list-item>
                <text:p text:style-name="P7">Признак трансляции — если = 1, на выход передается входная переменная х (без фильтрации).</text:p>
              </text:list-item>
              <text:list-item>
                <text:p text:style-name="P7">Х — фильтруемая переменная (переменные).</text:p>
              </text:list-item>
            </text:list>
            <text:p text:style-name="P2"><text:span text:style-name="T4">Выходн</text:span><text:span text:style-name="T3">ой</text:span><text:span text:style-name="T4"> сигнал</text:span>:</text:p>
            <text:list xml:id="list873762621100789866" text:style-name="L3">
              <text:list-item>
                <text:p text:style-name="P8">Хф — отфильтрованная переменная (переменные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ильтрация сигнала</dc:title>
    <dc:date>2014-12-08T23:18:20.14</dc:date>
    <meta:generator>OpenOffice/4.1.1$Win32 OpenOffice.org_project/411m6$Build-9775</meta:generator>
    <meta:editing-duration>PT1H30M23S</meta:editing-duration>
    <meta:editing-cycles>31</meta:editing-cycles>
    <meta:document-statistic meta:table-count="1" meta:image-count="3" meta:object-count="0" meta:page-count="1" meta:paragraph-count="18" meta:word-count="112" meta:character-count="822"/>
  </office:meta>
</office:document-meta>
</file>